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draw:stroke-dash="My_20_dashing" svg:stroke-width="0.05cm" svg:stroke-color="#808080" draw:marker-start-width="0.275cm" draw:marker-end-width="0.275cm" draw:fill="gradient" draw:fill-gradient-name="Gradient_20_7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cc6633" draw:marker-start-width="0.275cm" draw:marker-end-width="0.275cm" draw:fill="gradient" draw:fill-gradient-name="Gradient_20_47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svg:stroke-color="#006b6b" draw:marker-start-width="0.275cm" draw:marker-end-width="0.275cm" draw:fill="gradient" draw:fill-gradient-name="Gradient_20_46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808080" draw:marker-start-width="0.275cm" draw:marker-end-width="0.275cm" draw:fill="gradient" draw:fill-gradient-name="Light_20_gray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fill="gradient" draw:fill-color="#000000" draw:fill-gradient-name="Strong_20_red"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draw:marker-start-width="0.35cm" draw:marker-end-width="0.35cm" draw:fill="gradient" draw:fill-gradient-name="Strong_20_red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05cm" draw:marker-start-width="0.28cm" draw:marker-end="Arrow" draw:marker-end-width="0.28cm" draw:fill="gradient" draw:fill-gradient-name="Strong_20_red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2.826cm" svg:height="14cm" svg:x="0.1cm" svg:y="0.1cm">
          <text:p text:style-name="P2"/>
          <draw:enhanced-geometry svg:viewBox="0 0 21600 21600" draw:path-stretchpoint-x="10800" draw:path-stretchpoint-y="10800" draw:text-areas="?f3 ?f4 ?f5 ?f6" draw:type="round-rectangle" draw:modifiers="1109.716571270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8" draw:layer="layout" svg:width="2cm" svg:height="2cm" svg:x="1.283cm" svg:y="1.6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3" draw:layer="layout" svg:width="3.715cm" svg:height="0.963cm" svg:x="0.426cm" svg:y="0.637cm">
          <draw:text-box>
            <text:p text:style-name="P2">Warehouse</text:p>
          </draw:text-box>
        </draw:frame>
        <draw:custom-shape draw:style-name="gr2" draw:text-style-name="P1" draw:id="id11" draw:layer="layout" svg:width="2cm" svg:height="2cm" svg:x="1.243cm" svg:y="11.6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3" draw:layer="layout" svg:width="3.635cm" svg:height="0.963cm" svg:x="0.426cm" svg:y="10.6cm">
          <draw:text-box>
            <text:p text:style-name="P2">Accounting</text:p>
          </draw:text-box>
        </draw:frame>
        <draw:custom-shape draw:style-name="gr2" draw:text-style-name="P1" draw:id="id10" draw:layer="layout" svg:width="2cm" svg:height="2cm" svg:x="1.316cm" svg:y="6.6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3" draw:layer="layout" svg:width="2.78cm" svg:height="0.963cm" svg:x="0.926cm" svg:y="5.6cm">
          <draw:text-box>
            <text:p text:style-name="P2">Delivery</text:p>
          </draw:text-box>
        </draw:frame>
        <draw:custom-shape draw:style-name="gr4" draw:text-style-name="P1" draw:id="id12" draw:layer="layout" svg:width="2cm" svg:height="2cm" svg:x="18.52cm" svg:y="1.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layer="layout" svg:width="3.389cm" svg:height="0.963cm" svg:x="17.826cm" svg:y="0.6cm">
          <draw:text-box>
            <text:p text:style-name="P2">Provider 1</text:p>
          </draw:text-box>
        </draw:frame>
        <draw:custom-shape draw:style-name="gr4" draw:text-style-name="P1" draw:id="id13" draw:layer="layout" svg:width="2cm" svg:height="2cm" svg:x="18.52cm" svg:y="11.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layer="layout" svg:width="3.389cm" svg:height="0.963cm" svg:x="17.826cm" svg:y="10.6cm">
          <draw:text-box>
            <text:p text:style-name="P2">Provider 2</text:p>
          </draw:text-box>
        </draw:frame>
        <draw:custom-shape draw:style-name="gr5" draw:text-style-name="P1" draw:id="id9" draw:layer="layout" svg:width="5.068cm" svg:height="8.5cm" svg:x="6.932cm" svg:y="4.1cm">
          <draw:glue-point draw:id="4" svg:x="-5.111cm" svg:y="-3.235cm"/>
          <draw:glue-point draw:id="5" svg:x="-5.111cm" svg:y="-1.47cm"/>
          <draw:glue-point draw:id="6" svg:x="-5.111cm" svg:y="3.235cm"/>
          <draw:glue-point draw:id="7" svg:x="5.113cm" svg:y="-3.235cm"/>
          <draw:glue-point draw:id="8" svg:x="5.113cm" svg:y="3.235cm"/>
          <text:p text:style-name="P2"/>
          <draw:enhanced-geometry svg:viewBox="0 0 21600 21600" draw:path-stretchpoint-x="10800" draw:path-stretchpoint-y="10800" draw:text-areas="?f3 ?f4 ?f5 ?f6" draw:type="round-rectangle" draw:modifiers="3172.095089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1" draw:layer="layout" svg:width="1cm" svg:height="0.5cm" svg:x="8.782cm" svg:y="4.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id="id3" draw:layer="layout" svg:width="1cm" svg:height="0.5cm" svg:x="9.582cm" svg:y="6.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id="id7" draw:layer="layout" svg:x1="7.782cm" svg:y1="9.1cm" svg:x2="10.782cm" svg:y2="9.1cm">
          <text:p text:style-name="P2"/>
        </draw:line>
        <draw:custom-shape draw:style-name="gr6" draw:text-style-name="P1" draw:id="id5" draw:layer="layout" svg:width="1cm" svg:height="1cm" svg:x="8.782cm" svg:y="9.9cm">
          <text:p text:style-name="P2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id="id6" draw:layer="layout" svg:width="1cm" svg:height="0.5cm" svg:x="8.782cm" svg:y="11.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s" draw:line-skew="-0.3cm" svg:x1="9.282cm" svg:y1="4.9cm" svg:x2="8.382cm" svg:y2="6.2cm" draw:start-shape="id1" draw:start-glue-point="2" draw:end-shape="id2" draw:end-glue-point="0">
          <text:p text:style-name="P2"/>
        </draw:connector>
        <draw:connector draw:style-name="gr8" draw:text-style-name="P1" draw:layer="layout" draw:type="lines" draw:line-skew="-0.3cm" svg:x1="9.282cm" svg:y1="4.9cm" svg:x2="10.082cm" svg:y2="6.2cm" draw:start-shape="id1" draw:start-glue-point="2" draw:end-shape="id3" draw:end-glue-point="0">
          <text:p text:style-name="P2"/>
        </draw:connector>
        <draw:connector draw:style-name="gr8" draw:text-style-name="P1" draw:layer="layout" draw:type="lines" draw:line-skew="-0.6cm" svg:x1="8.382cm" svg:y1="6.7cm" svg:x2="8.382cm" svg:y2="7.5cm" draw:start-shape="id2" draw:start-glue-point="2" draw:end-shape="id4" draw:end-glue-point="0">
          <text:p text:style-name="P2"/>
        </draw:connector>
        <draw:connector draw:style-name="gr8" draw:text-style-name="P1" draw:layer="layout" draw:type="lines" draw:line-skew="0.917cm 0.118cm" svg:x1="9.782cm" svg:y1="10.399cm" svg:x2="10.582cm" svg:y2="6.45cm" draw:start-shape="id5" draw:start-glue-point="7" draw:end-shape="id3" draw:end-glue-point="1">
          <text:p text:style-name="P2"/>
        </draw:connector>
        <draw:connector draw:style-name="gr8" draw:text-style-name="P1" draw:layer="layout" draw:type="lines" svg:x1="9.281cm" svg:y1="10.9cm" svg:x2="9.282cm" svg:y2="11.7cm" draw:start-shape="id5" draw:start-glue-point="6" draw:end-shape="id6" draw:end-glue-point="0">
          <text:p text:style-name="P2"/>
        </draw:connector>
        <draw:frame draw:style-name="gr3" draw:layer="layout" svg:width="5.713cm" svg:height="0.963cm" svg:x="6.326cm" svg:y="12.637cm">
          <draw:text-box>
            <text:p text:style-name="P2">Composite service</text:p>
          </draw:text-box>
        </draw:frame>
        <draw:custom-shape draw:style-name="gr6" draw:text-style-name="P1" draw:id="id4" draw:layer="layout" svg:width="1cm" svg:height="0.5cm" svg:x="7.882cm" svg:y="7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s" svg:x1="9.282cm" svg:y1="9.1cm" svg:x2="9.281cm" svg:y2="9.9cm" draw:start-shape="id7" draw:start-glue-point="0" draw:end-shape="id5" draw:end-glue-point="4">
          <text:p text:style-name="P2"/>
        </draw:connector>
        <draw:connector draw:style-name="gr9" draw:text-style-name="P1" draw:layer="layout" draw:type="curve" svg:x1="3.283cm" svg:y1="2.599cm" svg:x2="6.932cm" svg:y2="5.601cm" draw:start-shape="id8" draw:start-glue-point="10" draw:end-shape="id9" draw:end-glue-point="4">
          <text:p text:style-name="P2"/>
        </draw:connector>
        <draw:connector draw:style-name="gr9" draw:text-style-name="P1" draw:layer="layout" draw:type="curve" svg:x1="3.316cm" svg:y1="7.599cm" svg:x2="6.932cm" svg:y2="7.101cm" draw:start-shape="id10" draw:start-glue-point="10" draw:end-shape="id9" draw:end-glue-point="5">
          <text:p text:style-name="P2"/>
        </draw:connector>
        <draw:connector draw:style-name="gr9" draw:text-style-name="P1" draw:layer="layout" draw:type="curve" svg:x1="3.243cm" svg:y1="12.599cm" svg:x2="6.932cm" svg:y2="11.099cm" draw:start-shape="id11" draw:start-glue-point="10" draw:end-shape="id9" draw:end-glue-point="6">
          <text:p text:style-name="P2"/>
        </draw:connector>
        <draw:connector draw:style-name="gr9" draw:text-style-name="P1" draw:layer="layout" draw:type="curve" svg:x1="18.52cm" svg:y1="2.599cm" svg:x2="12cm" svg:y2="5.601cm" draw:start-shape="id12" draw:start-glue-point="6" draw:end-shape="id9" draw:end-glue-point="7">
          <text:p text:style-name="P2"/>
        </draw:connector>
        <draw:connector draw:style-name="gr9" draw:text-style-name="P1" draw:layer="layout" draw:type="curve" svg:x1="18.52cm" svg:y1="12.599cm" svg:x2="12cm" svg:y2="11.099cm" draw:start-shape="id13" draw:start-glue-point="6" draw:end-shape="id9" draw:end-glue-point="8">
          <text:p text:style-name="P2"/>
        </draw:connector>
        <draw:custom-shape draw:style-name="gr6" draw:text-style-name="P1" draw:id="id2" draw:layer="layout" svg:width="1cm" svg:height="0.5cm" svg:x="7.882cm" svg:y="6.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s" svg:x1="10.082cm" svg:y1="6.7cm" svg:x2="9.282cm" svg:y2="9.1cm" draw:start-shape="id3" draw:start-glue-point="2" draw:end-shape="id7" draw:end-glue-point="0">
          <text:p text:style-name="P2"/>
        </draw:connector>
        <draw:connector draw:style-name="gr8" draw:text-style-name="P1" draw:layer="layout" draw:type="lines" draw:line-skew="-0.2cm" svg:x1="8.382cm" svg:y1="8cm" svg:x2="9.282cm" svg:y2="9.1cm" draw:start-shape="id4" draw:start-glue-point="2" draw:end-shape="id7" draw:end-glue-point="0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46" draw:display-name="Gradient 46" draw:style="radial" draw:cx="50%" draw:cy="50%" draw:start-color="#99ccff" draw:end-color="#ffffff" draw:start-intensity="100%" draw:end-intensity="100%" draw:border="0%"/>
    <draw:gradient draw:name="Gradient_20_47" draw:display-name="Gradient 47" draw:style="radial" draw:cx="50%" draw:cy="50%" draw:start-color="#ff9966" draw:end-color="#ffffff" draw:start-intensity="100%" draw:end-intensity="100%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gradient draw:name="Light_20_gray" draw:display-name="Light gray" draw:style="linear" draw:start-color="#ffffff" draw:end-color="#e6e6e6" draw:start-intensity="100%" draw:end-intensity="100%" draw:angle="0" draw:border="0%"/>
    <draw:gradient draw:name="Strong_20_red" draw:display-name="Strong red" draw:style="linear" draw:start-color="#800000" draw:end-color="#ff0000" draw:start-intensity="100%" draw:end-intensity="100%" draw:angle="0" draw:border="0%"/>
    <draw:gradient draw:name="Sun_20_bg" draw:display-name="Sun bg" draw:style="linear" draw:start-color="#ccccff" draw:end-color="#ffffff" draw:start-intensity="100%" draw:end-intensity="100%" draw:angle="0" draw:border="0%"/>
    <draw:marker draw:name="Arrow" svg:viewBox="0 0 20 30" svg:d="m10 0-10 30h20z"/>
    <draw:stroke-dash draw:name="My_20_dashing" draw:display-name="My dashing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Julien Ponge</meta:initial-creator>
    <meta:creation-date>2008-01-23T18:48:26</meta:creation-date>
    <dc:creator>Julien Ponge</dc:creator>
    <dc:date>2008-02-21T14:19:43</dc:date>
    <meta:editing-cycles>11</meta:editing-cycles>
    <meta:editing-duration>PT30M5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